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 draw:shadow-offset-x="0cm" draw:shadow-offset-y="0cm"/>
    </style:style>
    <style:style style:name="gr2" style:family="graphic" style:parent-style-name="standard">
      <style:graphic-properties draw:stroke="solid" svg:stroke-width="0.05cm" svg:stroke-color="#9900ff" draw:marker-start-width="0.274cm" draw:marker-end-width="0.274cm" draw:fill="solid" draw:fill-color="#9966cc" draw:textarea-horizontal-align="justify" draw:textarea-vertical-align="middle" draw:auto-grow-height="false" fo:padding-top="0.149cm" fo:padding-bottom="0.149cm" fo:padding-left="0.274cm" fo:padding-right="0.274cm" draw:shadow="hidden" draw:shadow-offset-x="0.1cm" draw:shadow-offset-y="0.1cm" draw:shadow-color="#666666"/>
    </style:style>
    <style:style style:name="gr3" style:family="graphic" style:parent-style-name="standard">
      <style:graphic-properties svg:stroke-width="0.05cm" svg:stroke-color="#9900ff" draw:marker-start-width="0.275cm" draw:marker-end-width="0.275cm" draw:fill="solid" draw:fill-color="#9966cc" draw:textarea-horizontal-align="justify" draw:textarea-vertical-align="middle" draw:auto-grow-height="false" fo:padding-top="0.15cm" fo:padding-bottom="0.15cm" fo:padding-left="0.275cm" fo:padding-right="0.275cm" draw:shadow="hidden" draw:shadow-offset-x="0.1cm" draw:shadow-offset-y="0.1cm" draw:shadow-color="#666666"/>
    </style:style>
    <style:style style:name="gr4" style:family="graphic" style:parent-style-name="objectwithoutfill">
      <style:graphic-properties draw:stroke="solid" svg:stroke-width="0.35cm" svg:stroke-color="#333333" draw:marker-start="Rounded_20_short_20_Arrow" draw:marker-start-width="1.075cm" draw:marker-start-center="false" draw:marker-end="Rounded_20_short_20_Arrow" draw:marker-end-width="1.075cm" draw:marker-end-center="false" draw:fill="none" draw:textarea-vertical-align="middle" fo:padding-top="0.3cm" fo:padding-bottom="0.3cm" fo:padding-left="0.425cm" fo:padding-right="0.425cm"/>
    </style:style>
    <style:style style:name="gr5" style:family="graphic" style:parent-style-name="objectwithoutfill">
      <style:graphic-properties draw:stroke="solid" svg:stroke-width="0.2cm" svg:stroke-color="#333333" draw:marker-start="Rounded_20_short_20_Arrow" draw:marker-start-width="0.55cm" draw:marker-start-center="false" draw:marker-end="" draw:marker-end-width="0.55cm" draw:marker-end-center="false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ffffff" draw:marker-start="Rounded_20_short_20_Arrow" draw:marker-start-width="0.55cm" draw:marker-end="Rounded_20_short_20_Arrow" draw:marker-end-width="0.5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611cm" fo:padding-top="0.15cm" fo:padding-bottom="0.15cm" fo:padding-left="0.275cm" fo:padding-right="0.275cm" draw:shadow="hidden" draw:shadow-offset-x="0cm" draw: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26pt" fo:text-shadow="none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ffffff" style:font-name="DejaVu Sans" fo:text-shadow="none" fo:font-weight="bold" style:font-weight-asian="bold" style:font-weight-complex="bold"/>
    </style:style>
    <style:style style:name="P4" style:family="paragraph">
      <style:paragraph-properties fo:text-align="center"/>
      <style:text-properties style:font-name="DejaVu Sans" fo:font-size="24pt" fo:text-shadow="none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style:font-name="DejaVu Sans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ffffff" style:font-name="DejaVu Sans" fo:text-shadow="none" fo:font-weight="bold" style:font-weight-asian="bold" style:font-weight-complex="bold"/>
    </style:style>
    <style:style style:name="T2" style:family="text">
      <style:text-properties style:font-name="DejaVu Sans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15.24cm" svg:x="7.3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08cm" svg:height="5.08cm" svg:x="26.4cm" svg:y="7.35cm">
          <text:p text:style-name="P1"><text:span text:style-name="T1">Limen Alpha</text:span></text:p>
          <text:p text:style-name="P1"><text:span text:style-name="T1"/></text:p>
          <text:p text:style-name="P1"><text:span text:style-name="T1">COR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6.35cm" svg:height="5.08cm" svg:x="17.51cm" svg:y="7.35cm">
          <text:p text:style-name="P1"><text:span text:style-name="T1">Synchronization</text:span><text:span text:style-name="T1"><text:line-break/></text:span><text:span text:style-name="T1">mechani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11.43cm" svg:height="2.54cm" svg:x="14.97cm" svg:y="14.97cm">
          <text:p text:style-name="P1"><text:span text:style-name="T1">Bus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5.08cm" svg:height="5.08cm" svg:x="9.89cm" svg:y="7.35cm">
          <text:p text:style-name="P1"><text:span text:style-name="T1">Limen Alpha</text:span></text:p>
          <text:p text:style-name="P1"><text:span text:style-name="T1"/></text:p>
          <text:p text:style-name="P1"><text:span text:style-name="T1">COR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685cm" svg:y1="17.51cm" svg:x2="20.685cm" svg:y2="22.59cm">
          <text:p/>
        </draw:line>
        <draw:line draw:style-name="gr5" draw:text-style-name="P1" draw:layer="layout" svg:x1="16.24cm" svg:y1="17.51cm" svg:x2="16.24cm" svg:y2="22.59cm">
          <text:p/>
        </draw:line>
        <draw:line draw:style-name="gr5" draw:text-style-name="P1" draw:layer="layout" svg:x1="25.13cm" svg:y1="17.51cm" svg:x2="25.13cm" svg:y2="22.59cm">
          <text:p/>
        </draw:line>
        <draw:connector draw:style-name="gr6" draw:text-style-name="P1" draw:layer="layout" draw:line-skew="-1.008cm" svg:x1="12.43cm" svg:y1="12.43cm" svg:x2="14.97cm" svg:y2="16.24cm" draw:end-shape="id1" svg:d="M12430 12430v3810h2540" svg:viewBox="0 0 2541 3811">
          <text:p/>
        </draw:connector>
        <draw:connector draw:style-name="gr6" draw:text-style-name="P1" draw:layer="layout" svg:x1="28.94cm" svg:y1="12.43cm" svg:x2="26.4cm" svg:y2="16.24cm" draw:start-shape="id2" draw:end-shape="id1" draw:end-glue-point="1" svg:d="M28940 12430v3810h-2540" svg:viewBox="0 0 2541 3811">
          <text:p/>
        </draw:connector>
        <draw:connector draw:style-name="gr6" draw:text-style-name="P1" draw:layer="layout" draw:type="line" svg:x1="20.685cm" svg:y1="12.43cm" svg:x2="20.685cm" svg:y2="14.97cm" draw:start-shape="id3" draw:start-glue-point="2" draw:end-shape="id1" draw:end-glue-point="0" svg:d="M20685 12430v2540" svg:viewBox="0 0 1 2541">
          <text:p/>
        </draw:connector>
        <draw:connector draw:style-name="gr6" draw:text-style-name="P1" draw:layer="layout" draw:type="line" svg:x1="26.4cm" svg:y1="9.89cm" svg:x2="23.86cm" svg:y2="9.89cm" draw:start-shape="id2" draw:start-glue-point="3" draw:end-shape="id3" draw:end-glue-point="1" svg:d="M26400 9890h-2540" svg:viewBox="0 0 2541 1">
          <text:p/>
        </draw:connector>
        <draw:connector draw:style-name="gr6" draw:text-style-name="P1" draw:layer="layout" draw:type="line" svg:x1="17.51cm" svg:y1="9.89cm" svg:x2="14.97cm" svg:y2="9.89cm" draw:start-shape="id3" draw:end-shape="id4" svg:d="M17510 9890h-2540" svg:viewBox="0 0 2541 1">
          <text:p/>
        </draw:connector>
        <draw:frame draw:style-name="gr7" draw:text-style-name="P4" draw:layer="layout" svg:width="3.81cm" svg:height="1.292cm" svg:x="14.335cm" svg:y="22.59cm">
          <draw:text-box>
            <text:p text:style-name="P1"><text:span text:style-name="T2">IRQ 0</text:span></text:p>
          </draw:text-box>
        </draw:frame>
        <draw:frame draw:style-name="gr7" draw:text-style-name="P4" draw:layer="layout" svg:width="3.81cm" svg:height="1.292cm" svg:x="23.225cm" svg:y="22.59cm">
          <draw:text-box>
            <text:p text:style-name="P1"><text:span text:style-name="T2">IRQ 1</text:span></text:p>
          </draw:text-box>
        </draw:frame>
        <draw:frame draw:style-name="gr7" draw:text-style-name="P5" draw:layer="layout" svg:width="5.08cm" svg:height="1.292cm" svg:x="18.145cm" svg:y="22.59cm">
          <draw:text-box>
            <text:p text:style-name="P1"><text:span text:style-name="T3">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1cm" draw:shadow-offset-y="0.1cm" draw:shadow-color="#666666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 draw:fill-color="#b2b2b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7:56:40.950794464</meta:creation-date>
    <dc:date>2016-11-21T09:13:19.037357741</dc:date>
    <meta:editing-duration>P2DT14H19M</meta:editing-duration>
    <meta:editing-cycles>192</meta:editing-cycles>
    <meta:generator>LibreOffice/4.2.8.2$Linux_X86_64 LibreOffice_project/420m0$Build-2</meta:generator>
    <dc:creator>Dominik Salvet</dc:creator>
    <meta:document-statistic meta:object-count="16"/>
  </office:meta>
</office:document-meta>
</file>